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Lis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1">
            <text:p>3,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75">
            <text:p>6,7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.52">
            <text:p>7,5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.33">
            <text:p>6,33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.86">
            <text:p>6,8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.125">
            <text:p>10,125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8.198">
            <text:p>8,198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.28">
            <text:p>7,28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1.07">
            <text:p>11,07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8.05">
            <text:p>8,0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10.41">
            <text:p>10,41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2.55">
            <text:p>12,5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2.62">
            <text:p>12,6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0.23">
            <text:p>10,2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.97">
            <text:p>7,97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.07">
            <text:p>8,07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11.86">
            <text:p>11,8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.25">
            <text:p>8,25</text:p>
          </table:table-cell>
        </table:table-row>
        <table:table-row table:style-name="ro1" table:number-rows-repeated="11"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/>
        </table:table-row>
      </table:table>
      <table:table table:name="Lis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Lis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08.12.2010</text:date>, <text:time>11:41:3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enuš Martin</meta:initial-creator>
    <meta:creation-date>2010-12-08T10:36:34</meta:creation-date>
    <dc:date>2010-12-08T11:41:33</dc:date>
    <dc:creator>Venuš Martin</dc:creator>
    <meta:editing-duration>PT00H49M48S</meta:editing-duration>
    <meta:editing-cycles>1</meta:editing-cycles>
    <meta:document-statistic meta:table-count="3" meta:cell-count="43" meta:object-count="0"/>
    <meta:generator>OpenOffice.org/3.2$Unix OpenOffice.org_project/320m19$Build-9505</meta:generator>
  </office:meta>
</office:document-meta>
</file>